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fo:margin-top="0cm" fo:margin-bottom="0cm" loext:contextual-spacing="false" style:line-height-at-least="0.582cm" fo:text-align="start" style:justify-single-word="false" fo:orphans="2" fo:text-indent="0cm" style:auto-text-indent="false" fo:background-color="transparent" style:writing-mode="lr-tb"/>
      <style:text-properties style:font-name="Arial" fo:font-size="12pt" fo:language="en" fo:country="US" officeooo:rsid="000c0034" officeooo:paragraph-rsid="000c0034" style:font-size-asian="12pt" style:font-size-complex="12pt"/>
    </style:style>
    <style:style style:name="T1" style:family="text">
      <style:text-properties officeooo:rsid="000dd7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 shown previously, the architecture is basically divided into three tiers where:</text:p>
      <text:p text:style-name="P1"/>
      <text:p text:style-name="P1">- The client tier is a graphical interface for the user with little data manipulation</text:p>
      <text:p text:style-name="P1">- The server tier contains most of the business logic</text:p>
      <text:p text:style-name="P1">- The database tier stores all the required data</text:p>
      <text:p text:style-name="P1"/>
      <text:p text:style-name="P1">With this perspective, the most suitable design patterns are the following:</text:p>
      <text:p text:style-name="P1">- Facade pattern: a single interface is shown outside the server to the clients. The requests will be then forwarded to the necessary manager.</text:p>
      <text:p text:style-name="P1">- Proxy pattern: the SessionManager acts not only as a request dispatcher, but also as a request filter, to distinguish the rights of a normal user from those of a registered user.</text:p>
      <text:p text:style-name="P1">- Adapter pattern: the application makes high use of external services, which are unlikely to not change, be expanded or be replaced by other services. This is why the internal components of the server won’t communicate directly with the services, but will use the methods offered by some adapter classes.</text:p>
      <text:p text:style-name="P1">- Observer pattern: <text:span text:style-name="T1">for allowing push notifications, it is reasonable to use this simple and robust patte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3:55:10.521000000</meta:creation-date>
    <dc:date>2017-11-26T11:03:51.163000000</dc:date>
    <meta:editing-duration>PT15M21S</meta:editing-duration>
    <meta:editing-cycles>5</meta:editing-cycles>
    <meta:generator>LibreOffice/5.4.1.2$Windows_x86 LibreOffice_project/ea7cb86e6eeb2bf3a5af73a8f7777ac570321527</meta:generator>
    <meta:document-statistic meta:table-count="0" meta:image-count="0" meta:object-count="0" meta:page-count="1" meta:paragraph-count="9" meta:word-count="180" meta:character-count="1078" meta:non-whitespace-character-count="907"/>
  </office:meta>
</office:document-meta>
</file>